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oft-page-break/><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text:soft-page-break/>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a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text:line-break/></text:p>
      <text:p text:style-name="P7"/>
      <text:p text:style-name="P7"/>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soft-page-break/><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soft-pag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7-06T11:34:45.30</dc:date>
    <dc:creator>Blake Stanger</dc:creator>
    <meta:editing-duration>P17DT22H12M41S</meta:editing-duration>
    <meta:editing-cycles>281</meta:editing-cycles>
    <meta:generator>OpenOffice/4.1.11$Win32 OpenOffice.org_project/4111m1$Build-9808</meta:generator>
    <meta:document-statistic meta:table-count="0" meta:image-count="2" meta:object-count="0" meta:page-count="132" meta:paragraph-count="1249" meta:word-count="58415" meta:character-count="318331"/>
  </office:meta>
</office:document-meta>
</file>